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11-1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02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2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10-0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1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1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1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2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24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2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1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18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1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0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1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0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964581818182" calcext:value-type="float">
            <text:p>1.599645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902577777778" calcext:value-type="float">
            <text:p>1.82902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404977777778" calcext:value-type="float">
            <text:p>1.89404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72206896552" calcext:value-type="float">
            <text:p>1.91472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748" calcext:value-type="float">
            <text:p>1.92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53" calcext:value-type="float">
            <text:p>1.76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27235862069" calcext:value-type="float">
            <text:p>1.53272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50848" calcext:value-type="float">
            <text:p>1.41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09517241379" calcext:value-type="float">
            <text:p>1.39209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94658064516" calcext:value-type="float">
            <text:p>1.2809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38068965517" calcext:value-type="float">
            <text:p>1.37738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25006451613" calcext:value-type="float">
            <text:p>1.3862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04206451613" calcext:value-type="float">
            <text:p>1.2460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92456" calcext:value-type="float">
            <text:p>1.2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03870967742" calcext:value-type="float">
            <text:p>1.1700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3184" calcext:value-type="float">
            <text:p>1.3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288980645161" calcext:value-type="float">
            <text:p>1.3428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478090322581" calcext:value-type="float">
            <text:p>1.4547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6408" calcext:value-type="float">
            <text:p>1.1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143277419355" calcext:value-type="float">
            <text:p>1.0414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5568" calcext:value-type="float">
            <text:p>1.12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7031483870968" calcext:value-type="float">
            <text:p>0.97703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784428571429" calcext:value-type="float">
            <text:p>1.25784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657393548387" calcext:value-type="float">
            <text:p>1.3965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903225806452" calcext:value-type="float">
            <text:p>1.2290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24128" calcext:value-type="float">
            <text:p>1.37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76451612903" calcext:value-type="float">
            <text:p>1.2007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078" calcext:value-type="float">
            <text:p>1.16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585109677419" calcext:value-type="float">
            <text:p>1.3158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441677419355" calcext:value-type="float">
            <text:p>1.2944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3248" calcext:value-type="float">
            <text:p>1.17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970890322581" calcext:value-type="float">
            <text:p>1.2597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2284" calcext:value-type="float">
            <text:p>1.243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73625806452" calcext:value-type="float">
            <text:p>1.1467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922485714286" calcext:value-type="float">
            <text:p>1.30922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592619354839" calcext:value-type="float">
            <text:p>1.3759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83767741936" calcext:value-type="float">
            <text:p>1.39283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7832" calcext:value-type="float">
            <text:p>1.33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59896774194" calcext:value-type="float">
            <text:p>1.2895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62808" calcext:value-type="float">
            <text:p>1.58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226774193548" calcext:value-type="float">
            <text:p>1.5522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97204" calcext:value-type="float">
            <text:p>1.369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604" calcext:value-type="float">
            <text:p>1.14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22979310345" calcext:value-type="float">
            <text:p>1.23422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410137931035" calcext:value-type="float">
            <text:p>1.28410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103466666667" calcext:value-type="float">
            <text:p>1.25103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438030769231" calcext:value-type="float">
            <text:p>1.284380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0348" calcext:value-type="float">
            <text:p>1.2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53067826087" calcext:value-type="float">
            <text:p>1.245306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726036363636" calcext:value-type="float">
            <text:p>1.217260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477" calcext:value-type="float">
            <text:p>1.149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837472" calcext:value-type="float">
            <text:p>1.10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133872" calcext:value-type="float">
            <text:p>1.201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91466666667" calcext:value-type="float">
            <text:p>1.17991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5004" calcext:value-type="float">
            <text:p>1.1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9416" calcext:value-type="float">
            <text:p>1.1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56848" calcext:value-type="float">
            <text:p>1.1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158" calcext:value-type="float">
            <text:p>1.2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452" calcext:value-type="float">
            <text:p>1.20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0244" calcext:value-type="float">
            <text:p>1.1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17330961855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38" meta:object-count="0"/>
    <meta:user-defined meta:name="AppVersion">3.0</meta:user-defined>
  </office:meta>
</office:document-meta>
</file>